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3.246cm"/>
    </style:style>
    <style:style style:name="co3" style:family="table-column">
      <style:table-column-properties fo:break-before="auto" style:column-width="2.461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2.6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86cm" svg:height="8.996cm" svg:x="17.506cm" svg:y="5.619cm">
            <draw:object draw:notify-on-update-of-ranges="Лист1.D2:Лист1.D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oud_get</text:p>
          </table:table-cell>
          <table:table-cell office:value-type="string" calcext:value-type="string">
            <text:p>change_should_be</text:p>
          </table:table-cell>
          <table:table-cell office:value-type="string" calcext:value-type="string">
            <text:p>change_really</text:p>
          </table:table-cell>
          <table:table-cell office:value-type="string" calcext:value-type="string">
            <text:p>diff_in_changes</text:p>
          </table:table-cell>
          <table:table-cell office:value-type="string" calcext:value-type="string">
            <text:p>relative_to_min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A3]-[.A2]" office:value-type="float" office:value="9.375" calcext:value-type="float">
            <text:p>9.375</text:p>
          </table:table-cell>
          <table:table-cell table:formula="of:=[.B2]-[.C2]" office:value-type="float" office:value="0.625" calcext:value-type="float">
            <text:p>0.625</text:p>
          </table:table-cell>
          <table:table-cell table:formula="of:=[.D2]/MIN([.D$8:.D$2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9.375" calcext:value-type="float">
            <text:p>59.375</text:p>
          </table:table-cell>
          <table:table-cell table:formula="of:=[.B2]*-1" office:value-type="float" office:value="-10" calcext:value-type="float">
            <text:p>-10</text:p>
          </table:table-cell>
          <table:table-cell table:formula="of:=[.A4]-[.A3]" office:value-type="float" office:value="-10.9375" calcext:value-type="float">
            <text:p>-10.9375</text:p>
          </table:table-cell>
          <table:table-cell table:formula="of:=[.B3]-[.C3]" office:value-type="float" office:value="0.9375" calcext:value-type="float">
            <text:p>0.9375</text:p>
          </table:table-cell>
          <table:table-cell table:formula="of:=[.D3]/MIN([.D$8:.D$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8.4375" calcext:value-type="float">
            <text:p>48.4375</text:p>
          </table:table-cell>
          <table:table-cell table:formula="of:=[.B3]*-1" office:value-type="float" office:value="10" calcext:value-type="float">
            <text:p>10</text:p>
          </table:table-cell>
          <table:table-cell table:formula="of:=[.A5]-[.A4]" office:value-type="float" office:value="9.375" calcext:value-type="float">
            <text:p>9.375</text:p>
          </table:table-cell>
          <table:table-cell table:formula="of:=[.B4]-[.C4]" office:value-type="float" office:value="0.625" calcext:value-type="float">
            <text:p>0.625</text:p>
          </table:table-cell>
          <table:table-cell table:formula="of:=[.D4]/MIN([.D$8:.D$2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7.8125" calcext:value-type="float">
            <text:p>57.8125</text:p>
          </table:table-cell>
          <table:table-cell table:formula="of:=[.B4]*-1" office:value-type="float" office:value="-10" calcext:value-type="float">
            <text:p>-10</text:p>
          </table:table-cell>
          <table:table-cell table:formula="of:=[.A6]-[.A5]" office:value-type="float" office:value="-10.9375" calcext:value-type="float">
            <text:p>-10.9375</text:p>
          </table:table-cell>
          <table:table-cell table:formula="of:=[.B5]-[.C5]" office:value-type="float" office:value="0.9375" calcext:value-type="float">
            <text:p>0.9375</text:p>
          </table:table-cell>
          <table:table-cell table:formula="of:=[.D5]/MIN([.D$8:.D$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6.875" calcext:value-type="float">
            <text:p>46.875</text:p>
          </table:table-cell>
          <table:table-cell table:formula="of:=[.B5]*-1" office:value-type="float" office:value="10" calcext:value-type="float">
            <text:p>10</text:p>
          </table:table-cell>
          <table:table-cell table:formula="of:=[.A7]-[.A6]" office:value-type="float" office:value="8.59375" calcext:value-type="float">
            <text:p>8.59375</text:p>
          </table:table-cell>
          <table:table-cell table:formula="of:=[.B6]-[.C6]" office:value-type="float" office:value="1.40625" calcext:value-type="float">
            <text:p>1.40625</text:p>
          </table:table-cell>
          <table:table-cell table:formula="of:=[.D6]/MIN([.D$8:.D$2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5.46875" calcext:value-type="float">
            <text:p>55.46875</text:p>
          </table:table-cell>
          <table:table-cell table:formula="of:=[.B6]*-1" office:value-type="float" office:value="-10" calcext:value-type="float">
            <text:p>-10</text:p>
          </table:table-cell>
          <table:table-cell table:formula="of:=[.A8]-[.A7]" office:value-type="float" office:value="-10.9375" calcext:value-type="float">
            <text:p>-10.9375</text:p>
          </table:table-cell>
          <table:table-cell table:formula="of:=[.B7]-[.C7]" office:value-type="float" office:value="0.9375" calcext:value-type="float">
            <text:p>0.9375</text:p>
          </table:table-cell>
          <table:table-cell table:formula="of:=[.D7]/MIN([.D$8:.D$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4.53125" calcext:value-type="float">
            <text:p>44.53125</text:p>
          </table:table-cell>
          <table:table-cell table:formula="of:=[.B7]*-1" office:value-type="float" office:value="10" calcext:value-type="float">
            <text:p>10</text:p>
          </table:table-cell>
          <table:table-cell table:formula="of:=[.A9]-[.A8]" office:value-type="float" office:value="9.375" calcext:value-type="float">
            <text:p>9.375</text:p>
          </table:table-cell>
          <table:table-cell table:formula="of:=[.B8]-[.C8]" office:value-type="float" office:value="0.625" calcext:value-type="float">
            <text:p>0.625</text:p>
          </table:table-cell>
          <table:table-cell table:formula="of:=[.D8]/MIN([.D$8:.D$2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3.90625" calcext:value-type="float">
            <text:p>53.90625</text:p>
          </table:table-cell>
          <table:table-cell table:formula="of:=[.B8]*-1" office:value-type="float" office:value="-10" calcext:value-type="float">
            <text:p>-10</text:p>
          </table:table-cell>
          <table:table-cell table:formula="of:=[.A10]-[.A9]" office:value-type="float" office:value="-10.9375" calcext:value-type="float">
            <text:p>-10.9375</text:p>
          </table:table-cell>
          <table:table-cell table:formula="of:=[.B9]-[.C9]" office:value-type="float" office:value="0.9375" calcext:value-type="float">
            <text:p>0.9375</text:p>
          </table:table-cell>
          <table:table-cell table:formula="of:=[.D9]/MIN([.D$8:.D$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2.96875" calcext:value-type="float">
            <text:p>42.96875</text:p>
          </table:table-cell>
          <table:table-cell table:formula="of:=[.B9]*-1" office:value-type="float" office:value="10" calcext:value-type="float">
            <text:p>10</text:p>
          </table:table-cell>
          <table:table-cell table:formula="of:=[.A11]-[.A10]" office:value-type="float" office:value="7.03125" calcext:value-type="float">
            <text:p>7.03125</text:p>
          </table:table-cell>
          <table:table-cell table:formula="of:=[.B10]-[.C10]" office:value-type="float" office:value="2.96875" calcext:value-type="float">
            <text:p>2.96875</text:p>
          </table:table-cell>
          <table:table-cell table:formula="of:=[.D10]/MIN([.D$8:.D$21])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10]*-1" office:value-type="float" office:value="-10" calcext:value-type="float">
            <text:p>-10</text:p>
          </table:table-cell>
          <table:table-cell table:formula="of:=[.A12]-[.A11]" office:value-type="float" office:value="-10.15625" calcext:value-type="float">
            <text:p>-10.15625</text:p>
          </table:table-cell>
          <table:table-cell table:formula="of:=[.B11]-[.C11]" office:value-type="float" office:value="0.15625" calcext:value-type="float">
            <text:p>0.15625</text:p>
          </table:table-cell>
          <table:table-cell table:formula="of:=[.D11]/MIN([.D$8:.D$21])" office:value-type="float" office:value="1" calcext:value-type="float">
            <text:p>1</text:p>
          </table:table-cell>
          <table:table-cell table:formula="of:=1/[.D11]" office:value-type="float" office:value="6.4" calcext:value-type="float">
            <text:p>6,4</text:p>
          </table:table-cell>
          <table:table-cell table:formula="of:=[.D11]/0.00025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39.84375" calcext:value-type="float">
            <text:p>39.84375</text:p>
          </table:table-cell>
          <table:table-cell table:formula="of:=[.B11]*-1" office:value-type="float" office:value="10" calcext:value-type="float">
            <text:p>10</text:p>
          </table:table-cell>
          <table:table-cell table:formula="of:=[.A13]-[.A12]" office:value-type="float" office:value="8.59375" calcext:value-type="float">
            <text:p>8.59375</text:p>
          </table:table-cell>
          <table:table-cell table:formula="of:=[.B12]-[.C12]" office:value-type="float" office:value="1.40625" calcext:value-type="float">
            <text:p>1.40625</text:p>
          </table:table-cell>
          <table:table-cell table:formula="of:=[.D12]/MIN([.D$8:.D$2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8.4375" calcext:value-type="float">
            <text:p>48.4375</text:p>
          </table:table-cell>
          <table:table-cell table:formula="of:=[.B12]*-1" office:value-type="float" office:value="-10" calcext:value-type="float">
            <text:p>-10</text:p>
          </table:table-cell>
          <table:table-cell table:formula="of:=[.A14]-[.A13]" office:value-type="float" office:value="-10.9375" calcext:value-type="float">
            <text:p>-10.9375</text:p>
          </table:table-cell>
          <table:table-cell table:formula="of:=[.B13]-[.C13]" office:value-type="float" office:value="0.9375" calcext:value-type="float">
            <text:p>0.9375</text:p>
          </table:table-cell>
          <table:table-cell table:formula="of:=[.D13]/MIN([.D$8:.D$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B13]*-1" office:value-type="float" office:value="10" calcext:value-type="float">
            <text:p>10</text:p>
          </table:table-cell>
          <table:table-cell table:formula="of:=[.A15]-[.A14]" office:value-type="float" office:value="9.375" calcext:value-type="float">
            <text:p>9.375</text:p>
          </table:table-cell>
          <table:table-cell table:formula="of:=[.B14]-[.C14]" office:value-type="float" office:value="0.625" calcext:value-type="float">
            <text:p>0.625</text:p>
          </table:table-cell>
          <table:table-cell table:formula="of:=[.D14]/MIN([.D$8:.D$2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6.875" calcext:value-type="float">
            <text:p>46.875</text:p>
          </table:table-cell>
          <table:table-cell table:formula="of:=[.B14]*-1" office:value-type="float" office:value="-10" calcext:value-type="float">
            <text:p>-10</text:p>
          </table:table-cell>
          <table:table-cell table:formula="of:=[.A16]-[.A15]" office:value-type="float" office:value="-10.9375" calcext:value-type="float">
            <text:p>-10.9375</text:p>
          </table:table-cell>
          <table:table-cell table:formula="of:=[.B15]-[.C15]" office:value-type="float" office:value="0.9375" calcext:value-type="float">
            <text:p>0.9375</text:p>
          </table:table-cell>
          <table:table-cell table:formula="of:=[.D15]/MIN([.D$8:.D$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5.9375" calcext:value-type="float">
            <text:p>35.9375</text:p>
          </table:table-cell>
          <table:table-cell table:formula="of:=[.B15]*-1" office:value-type="float" office:value="10" calcext:value-type="float">
            <text:p>10</text:p>
          </table:table-cell>
          <table:table-cell table:formula="of:=[.A17]-[.A16]" office:value-type="float" office:value="8.59375" calcext:value-type="float">
            <text:p>8.59375</text:p>
          </table:table-cell>
          <table:table-cell table:formula="of:=[.B16]-[.C16]" office:value-type="float" office:value="1.40625" calcext:value-type="float">
            <text:p>1.40625</text:p>
          </table:table-cell>
          <table:table-cell table:formula="of:=[.D16]/MIN([.D$8:.D$2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4.53125" calcext:value-type="float">
            <text:p>44.53125</text:p>
          </table:table-cell>
          <table:table-cell table:formula="of:=[.B16]*-1" office:value-type="float" office:value="-10" calcext:value-type="float">
            <text:p>-10</text:p>
          </table:table-cell>
          <table:table-cell table:formula="of:=[.A18]-[.A17]" office:value-type="float" office:value="-10.9375" calcext:value-type="float">
            <text:p>-10.9375</text:p>
          </table:table-cell>
          <table:table-cell table:formula="of:=[.B17]-[.C17]" office:value-type="float" office:value="0.9375" calcext:value-type="float">
            <text:p>0.9375</text:p>
          </table:table-cell>
          <table:table-cell table:formula="of:=[.D17]/MIN([.D$8:.D$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3.59375" calcext:value-type="float">
            <text:p>33.59375</text:p>
          </table:table-cell>
          <table:table-cell table:formula="of:=[.B17]*-1" office:value-type="float" office:value="10" calcext:value-type="float">
            <text:p>10</text:p>
          </table:table-cell>
          <table:table-cell table:formula="of:=[.A19]-[.A18]" office:value-type="float" office:value="9.375" calcext:value-type="float">
            <text:p>9.375</text:p>
          </table:table-cell>
          <table:table-cell table:formula="of:=[.B18]-[.C18]" office:value-type="float" office:value="0.625" calcext:value-type="float">
            <text:p>0.625</text:p>
          </table:table-cell>
          <table:table-cell table:formula="of:=[.D18]/MIN([.D$8:.D$2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2.96875" calcext:value-type="float">
            <text:p>42.96875</text:p>
          </table:table-cell>
          <table:table-cell table:formula="of:=[.B18]*-1" office:value-type="float" office:value="-10" calcext:value-type="float">
            <text:p>-10</text:p>
          </table:table-cell>
          <table:table-cell table:formula="of:=[.A20]-[.A19]" office:value-type="float" office:value="-11.71875" calcext:value-type="float">
            <text:p>-11.71875</text:p>
          </table:table-cell>
          <table:table-cell table:formula="of:=[.B19]-[.C19]" office:value-type="float" office:value="1.71875" calcext:value-type="float">
            <text:p>1.71875</text:p>
          </table:table-cell>
          <table:table-cell table:formula="of:=[.D19]/MIN([.D$8:.D$21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31.25" calcext:value-type="float">
            <text:p>31.25</text:p>
          </table:table-cell>
          <table:table-cell table:formula="of:=[.B19]*-1" office:value-type="float" office:value="10" calcext:value-type="float">
            <text:p>10</text:p>
          </table:table-cell>
          <table:table-cell table:formula="of:=[.A21]-[.A20]" office:value-type="float" office:value="9.375" calcext:value-type="float">
            <text:p>9.375</text:p>
          </table:table-cell>
          <table:table-cell table:formula="of:=[.B20]-[.C20]" office:value-type="float" office:value="0.625" calcext:value-type="float">
            <text:p>0.625</text:p>
          </table:table-cell>
          <table:table-cell table:formula="of:=[.D20]/MIN([.D$8:.D$2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0.625" calcext:value-type="float">
            <text:p>40.625</text:p>
          </table:table-cell>
          <table:table-cell table:formula="of:=[.B20]*-1" office:value-type="float" office:value="-10" calcext:value-type="float">
            <text:p>-10</text:p>
          </table:table-cell>
          <table:table-cell table:formula="of:=[.A22]-[.A21]" office:value-type="float" office:value="-10.9375" calcext:value-type="float">
            <text:p>-10.9375</text:p>
          </table:table-cell>
          <table:table-cell table:formula="of:=[.B21]-[.C21]" office:value-type="float" office:value="0.9375" calcext:value-type="float">
            <text:p>0.9375</text:p>
          </table:table-cell>
          <table:table-cell table:formula="of:=[.D21]/MIN([.D$8:.D$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9.6875" calcext:value-type="float">
            <text:p>29.6875</text:p>
          </table:table-cell>
          <table:table-cell table:formula="of:=[.B21]*-1" office:value-type="float" office:value="10" calcext:value-type="float">
            <text:p>10</text:p>
          </table:table-cell>
          <table:table-cell table:formula="of:=[.A23]-[.A22]" office:value-type="float" office:value="8.59375" calcext:value-type="float">
            <text:p>8.59375</text:p>
          </table:table-cell>
          <table:table-cell table:formula="of:=[.B22]-[.C22]" office:value-type="float" office:value="1.40625" calcext:value-type="float">
            <text:p>1.40625</text:p>
          </table:table-cell>
          <table:table-cell table:formula="of:=[.D22]/MIN([.D$8:.D$2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8.28125" calcext:value-type="float">
            <text:p>38.28125</text:p>
          </table:table-cell>
          <table:table-cell table:formula="of:=[.B22]*-1" office:value-type="float" office:value="-10" calcext:value-type="float">
            <text:p>-10</text:p>
          </table:table-cell>
          <table:table-cell table:formula="of:=[.A24]-[.A23]" office:value-type="float" office:value="-10.9375" calcext:value-type="float">
            <text:p>-10.9375</text:p>
          </table:table-cell>
          <table:table-cell table:formula="of:=[.B23]-[.C23]" office:value-type="float" office:value="0.9375" calcext:value-type="float">
            <text:p>0.9375</text:p>
          </table:table-cell>
          <table:table-cell table:formula="of:=[.D23]/MIN([.D$8:.D$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7.34375" calcext:value-type="float">
            <text:p>27.34375</text:p>
          </table:table-cell>
          <table:table-cell table:formula="of:=[.B23]*-1" office:value-type="float" office:value="10" calcext:value-type="float">
            <text:p>10</text:p>
          </table:table-cell>
          <table:table-cell table:formula="of:=[.A25]-[.A24]" office:value-type="float" office:value="9.375" calcext:value-type="float">
            <text:p>9.375</text:p>
          </table:table-cell>
          <table:table-cell table:formula="of:=[.B24]-[.C24]" office:value-type="float" office:value="0.625" calcext:value-type="float">
            <text:p>0.625</text:p>
          </table:table-cell>
          <table:table-cell table:formula="of:=[.D24]/MIN([.D$8:.D$21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6.71875" calcext:value-type="float">
            <text:p>36.71875</text:p>
          </table:table-cell>
          <table:table-cell table:formula="of:=[.B24]*-1" office:value-type="float" office:value="-10" calcext:value-type="float">
            <text:p>-10</text:p>
          </table:table-cell>
          <table:table-cell table:formula="of:=[.A26]-[.A25]" office:value-type="float" office:value="-10.9375" calcext:value-type="float">
            <text:p>-10.9375</text:p>
          </table:table-cell>
          <table:table-cell table:formula="of:=[.B25]-[.C25]" office:value-type="float" office:value="0.9375" calcext:value-type="float">
            <text:p>0.9375</text:p>
          </table:table-cell>
          <table:table-cell table:formula="of:=[.D25]/MIN([.D$8:.D$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5.78125" calcext:value-type="float">
            <text:p>25.78125</text:p>
          </table:table-cell>
          <table:table-cell table:formula="of:=[.B25]*-1" office:value-type="float" office:value="10" calcext:value-type="float">
            <text:p>10</text:p>
          </table:table-cell>
          <table:table-cell table:formula="of:=[.A27]-[.A26]" office:value-type="float" office:value="8.59375" calcext:value-type="float">
            <text:p>8.59375</text:p>
          </table:table-cell>
          <table:table-cell table:formula="of:=[.B26]-[.C26]" office:value-type="float" office:value="1.40625" calcext:value-type="float">
            <text:p>1.40625</text:p>
          </table:table-cell>
          <table:table-cell table:formula="of:=[.D26]/MIN([.D$8:.D$21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4.375" calcext:value-type="float">
            <text:p>34.375</text:p>
          </table:table-cell>
          <table:table-cell table:formula="of:=[.B26]*-1" office:value-type="float" office:value="-10" calcext:value-type="float">
            <text:p>-10</text:p>
          </table:table-cell>
          <table:table-cell table:formula="of:=[.A28]-[.A27]" office:value-type="float" office:value="-10.9375" calcext:value-type="float">
            <text:p>-10.9375</text:p>
          </table:table-cell>
          <table:table-cell table:formula="of:=[.B27]-[.C27]" office:value-type="float" office:value="0.9375" calcext:value-type="float">
            <text:p>0.9375</text:p>
          </table:table-cell>
          <table:table-cell table:formula="of:=[.D27]/MIN([.D$8:.D$2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3.4375" calcext:value-type="float">
            <text:p>23.4375</text:p>
          </table:table-cell>
          <table:table-cell table:formula="of:=[.B27]*-1" office:value-type="float" office:value="10" calcext:value-type="float">
            <text:p>10</text:p>
          </table:table-cell>
          <table:table-cell table:number-columns-repeated="5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6T16:45:35.271488500</meta:creation-date>
    <dc:date>2025-07-16T17:05:38.515748200</dc:date>
    <meta:editing-duration>PT8M53S</meta:editing-duration>
    <meta:editing-cycles>1</meta:editing-cycles>
    <meta:document-statistic meta:table-count="1" meta:cell-count="139" meta:object-count="1"/>
    <meta:generator>LibreOffice/25.2.4.3$Windows_X86_64 LibreOffice_project/33e196637044ead23f5c3226cde09b47731f7e27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7cm" xlink:href=".." xlink:type="simple" chart:class="chart:line" chart:style-name="ch1">
        <chart:legend chart:legend-position="end" svg:x="12.553cm" svg:y="5.239cm" style:legend-expansion="custom" svg:width="2.905cm" svg:height="0.59cm" style:legend-expansion-aspect-ratio="4.92372881355932" chart:style-name="ch2"/>
        <chart:plot-area chart:style-name="ch3" svg:x="0.319cm" svg:y="0.179cm" svg:width="12.234cm" svg:height="8.639cm">
          <chart:coordinate-region svg:x="1.06cm" svg:y="0.374cm" svg:width="11.295cm" svg:height="7.8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27" chart:class="chart:line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25">
                <text:p>0.625</text:p>
                <draw:g>
                  <svg:desc>Лист1.D2:Лист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6875">
                <text:p>2.96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875">
                <text:p>1.71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0625">
                <text:p>1.4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75">
                <text:p>0.9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